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27.203cm" table:align="left"/>
    </style:style>
    <style:style style:name="Tableau2.A" style:family="table-column">
      <style:table-column-properties style:column-width="27.203cm"/>
    </style:style>
    <style:style style:name="Tableau2.A1" style:family="table-cell">
      <style:table-cell-properties fo:padding="0.097cm" fo:border="0.5pt solid #000000"/>
    </style:style>
    <style:style style:name="Tableau3" style:family="table">
      <style:table-properties style:width="27.203cm" table:align="left"/>
    </style:style>
    <style:style style:name="Tableau3.A" style:family="table-column">
      <style:table-column-properties style:column-width="27.203cm"/>
    </style:style>
    <style:style style:name="Tableau3.A1" style:family="table-cell">
      <style:table-cell-properties fo:padding="0.097cm" fo:border="0.5pt solid #000000"/>
    </style:style>
    <style:style style:name="P1" style:family="paragraph" style:parent-style-name="Text_20_body">
      <style:text-properties fo:language="en" fo:country="US" officeooo:rsid="002761cc" officeooo:paragraph-rsid="002761cc"/>
    </style:style>
    <style:style style:name="P2" style:family="paragraph" style:parent-style-name="Text_20_body">
      <style:text-properties fo:language="en" fo:country="US" officeooo:rsid="001de546" officeooo:paragraph-rsid="002761cc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officeooo:paragraph-rsid="002761cc"/>
    </style:style>
    <style:style style:name="P5" style:family="paragraph" style:parent-style-name="Table_20_Contents">
      <style:text-properties style:use-window-font-color="true" loext:opacity="0%" style:font-name="Courier New" fo:font-size="8pt" fo:language="en" fo:country="US" officeooo:paragraph-rsid="00231482" style:font-size-asian="8pt" style:font-size-complex="8pt"/>
    </style:style>
    <style:style style:name="P6" style:family="paragraph" style:parent-style-name="Table_20_Contents">
      <style:text-properties style:use-window-font-color="true" loext:opacity="0%" style:font-name="Courier New" fo:font-size="8pt" fo:language="en" fo:country="US" officeooo:paragraph-rsid="002912c0" style:font-size-asian="8pt" style:font-size-complex="8pt"/>
    </style:style>
    <style:style style:name="T1" style:family="text">
      <style:text-properties style:use-window-font-color="true" loext:opacity="0%"/>
    </style:style>
    <style:style style:name="T2" style:family="text">
      <style:text-properties officeooo:rsid="001fd775"/>
    </style:style>
    <style:style style:name="T3" style:family="text">
      <style:text-properties fo:background-color="#81d41a" loext:char-shading-value="0"/>
    </style:style>
    <style:style style:name="T4" style:family="text">
      <style:text-properties officeooo:rsid="002761cc"/>
    </style:style>
    <style:style style:name="T5" style:family="text">
      <style:text-properties fo:background-color="#ff8000" loext:char-shading-value="0"/>
    </style:style>
    <style:style style:name="T6" style:family="text">
      <style:text-properties fo:language="en" fo:country="US" fo:background-color="#158466" loext:char-shading-value="0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761cc"/>
    </style:style>
    <style:style style:name="T9" style:family="text">
      <style:text-properties fo:language="en" fo:country="US" officeooo:rsid="001fd775"/>
    </style:style>
    <style:style style:name="T10" style:family="text">
      <style:text-properties fo:language="en" fo:country="US" fo:background-color="#000000" loext:char-shading-value="0"/>
    </style:style>
    <style:style style:name="T11" style:family="text">
      <style:text-properties fo:language="en" fo:country="US" officeooo:rsid="002912c0"/>
    </style:style>
    <style:style style:name="T12" style:family="text">
      <style:text-properties officeooo:rsid="001fd775" fo:background-color="#800080" loext:char-shading-value="0"/>
    </style:style>
    <style:style style:name="T13" style:family="text">
      <style:text-properties fo:color="#ffffff" loext:opacity="100%"/>
    </style:style>
    <style:style style:name="T14" style:family="text">
      <style:text-properties fo:background-color="#158466" loext:char-shading-value="0"/>
    </style:style>
    <style:style style:name="T15" style:family="text">
      <style:text-properties fo:background-color="#ff8000" loext:char-shading-value="0"/>
    </style:style>
    <style:style style:name="T16" style:family="text">
      <style:text-properties fo:background-color="#000000" loext:char-shading-value="0"/>
    </style:style>
    <style:style style:name="T17" style:family="text">
      <style:text-properties fo:background-color="#80008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se two boxes are the tilemaps of the normal Genealogy wheel (top), and the Loptous one (bottom)</text:p>
      <text:p text:style-name="P2"><text:span text:style-name="T1">0F03</text:span> is an empty tile (in white font for an easy view<text:span text:style-name="T2">)</text:span>.</text:p>
      <text:p text:style-name="P2"><text:span text:style-name="T3"><text:s text:c="4"/></text:span><text:tab/><text:span text:style-name="T4">Top Scroll</text:span></text:p>
      <text:p text:style-name="P3"><text:span text:style-name="T5"><text:s text:c="4"/></text:span><text:tab/><text:span text:style-name="T4">Wheel</text:span></text:p>
      <text:p text:style-name="P4"><text:span text:style-name="T6"><text:s text:c="4"/></text:span><text:span text:style-name="T7"><text:tab/></text:span><text:span text:style-name="T8">Crusader </text:span><text:span text:style-name="T9">Name</text:span></text:p>
      <text:p text:style-name="Text_20_body"><text:span text:style-name="T10"><text:s text:c="4"/></text:span><text:span text:style-name="T7"><text:tab/></text:span><text:span text:style-name="T11">~</text:span></text:p>
      <text:p text:style-name="P2"><text:span text:style-name="T12"><text:s text:c="4"/></text:span><text:span text:style-name="T9"><text:tab/></text:span><text:span text:style-name="T4">Loptous blob</text:span></text:p>
      <text:p text:style-name="P3"/>
      <text:p text:style-name="P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3">1015 1115 0315 0515 1215 1315 1415 1515 1615 1715 1815 1915 1A15 1B15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3">2015 2115 0415 0615 2215 2315 2415 2515 2615 2715 2815 2915 2A15 2B15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4">3714 3814 3914 3A14 3B14</text:span> <text:span text:style-name="T13">0F03</text:span> <text:span text:style-name="T13">0F03</text:span> <text:span text:style-name="T15">0310 0410 0510 0610 0650 0550 0450 0350 D2D0</text:span> <text:span text:style-name="T13">0F03</text:span> <text:span text:style-name="T13">0F03</text:span> <text:span text:style-name="T14">1A14 1B14 1C14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4">4714 4814 4914 4A14 4B14</text:span> <text:span text:style-name="T16">2D14</text:span> <text:span text:style-name="T15">1210 1310 1410 1510 1610 C6D0 C5D0 0010 0110 0210 C1D0</text:span> <text:span text:style-name="T16">2D14</text:span> <text:span text:style-name="T14">2A14 2B14 2C14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4">E014 E114 E214 E314 E414 E514</text:span> <text:span text:style-name="T13">0F03</text:span> <text:span text:style-name="T13">0F03</text:span> <text:span text:style-name="T15">2110 2210 2310 2410 2510 2610 B6D0 B5D0 B4D0 B3D0 0910 A0D0 B0D0</text:span> <text:span text:style-name="T13">0F03</text:span> <text:span text:style-name="T13">0F03</text:span> <text:span text:style-name="T14">BC14 BD14 D714 D814 5914</text:span> <text:span text:style-name="T13">0F03</text:span> <text:span text:style-name="T13">0F03</text:span> <text:span text:style-name="T13">0F03</text:span> <text:span text:style-name="T13">0F03</text:span> <text:span text:style-name="T14">F014 F114 F214 F314 F414 F514</text:span> <text:span text:style-name="T16">2D14</text:span> <text:span text:style-name="T15">3010 3110 3210 3310 3410 3510 3610 A6D0 A5D0 A4D0 A3D0 A2D0 1010 A0D0</text:span> <text:span text:style-name="T13">0F03</text:span> <text:span text:style-name="T16">2D14</text:span> <text:span text:style-name="T14">CC14 CD14 E714 E814 6914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5">4010 4110 4210 4310 4410 4510 4610 96D0 95D0 94D0 93D0 92D0 C010 2150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4">DD14 DE14 DF14 AE14</text:span> <text:span text:style-name="T13">0F03</text:span> <text:span text:style-name="T13">0F03</text:span> <text:span text:style-name="T15">5010 5110 5210 5310 5410 5510 5610 86D0 85D0 84D0 83D0 82D0 81D0 80D0</text:span> <text:span text:style-name="T13">0F03</text:span> <text:span text:style-name="T13">0F03</text:span> <text:span text:style-name="T13">0F03</text:span> <text:span text:style-name="T14">9C14 9D14 B714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4">ED14 EE14 EF14 BE14</text:span> <text:span text:style-name="T16">2D14</text:span> <text:span text:style-name="T13">0F03</text:span> <text:span text:style-name="T15">6010 6110 6210 6310 6410 6510 6610 76D0 75D0 74D0 73D0 72D0 71D0 2010</text:span> <text:span text:style-name="T13">0F03</text:span> <text:span text:style-name="T16">2D14</text:span> <text:span text:style-name="T16">2D14</text:span> <text:span text:style-name="T14">AC14 AD14 C714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5">7010 7110 7210 7310 7410 7510 7610 66D0 65D0 64D0 63D0 62D0 61D0 80D0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4">B814 B914 BA14</text:span> <text:span text:style-name="T13">0F03</text:span> <text:span text:style-name="T13">0F03</text:span> <text:span text:style-name="T15">8010 8110 8210 8310 8410 8510 8610 56D0 55D0 54D0 53D0 52D0 51D0 50D0</text:span> <text:span text:style-name="T13">0F03</text:span> <text:span text:style-name="T13">0F03</text:span> <text:span text:style-name="T13">0F03</text:span> <text:span text:style-name="T14">7B14 7C14 7D14 9714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4">C814 C914 CA14</text:span> <text:span text:style-name="T16">2D14</text:span> <text:span text:style-name="T13">0F03</text:span> <text:span text:style-name="T15">9010 9110 9210 9310 9410 9510 9610 46D0 45D0 44D0 43D0 42D0 D010 D110</text:span> <text:span text:style-name="T13">0F03</text:span> <text:span text:style-name="T16">2D14</text:span> <text:span text:style-name="T16">2D14</text:span> <text:span text:style-name="T14">8B14 8C14 8D14 A714</text:span> <text:span text:style-name="T13">0F03</text:span> <text:span text:style-name="T13">0F03</text:span> <text:span text:style-name="T13">0F03</text:span> <text:span text:style-name="T13">0F03</text:span> <text:span text:style-name="T14">D914 DA14 DB14 DC14 BB14 AF14</text:span> <text:span text:style-name="T13">0F03</text:span> <text:span text:style-name="T15">A010 A110 A210 A310 A410 A510 A610 36D0 35D0 34D0 33D0 32D0 80D0 30D0</text:span> <text:span text:style-name="T13">0F03</text:span> <text:span text:style-name="T13">0F03</text:span> <text:span text:style-name="T14">5A14 5B14 5C14 5D14 7714</text:span> <text:span text:style-name="T13">0F03</text:span> <text:span text:style-name="T13">0F03</text:span> <text:span text:style-name="T13">0F03</text:span> <text:span text:style-name="T13">0F03</text:span> <text:span text:style-name="T14">E914 EA14 EB14 EC14 CB14 BF14</text:span> <text:span text:style-name="T16">2D14</text:span> <text:span text:style-name="T15">B010 B110 B210 B310 B410 B510 B610 26D0 25D0 24D0 23D0 0A10 21D0</text:span> <text:span text:style-name="T13">0F03</text:span> <text:span text:style-name="T16">2D14</text:span> <text:span text:style-name="T16">2D14</text:span> <text:span text:style-name="T14">6A14 6B14 6C14 6D14 8714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4">3C14 3D14 5714 </text:span><text:span text:style-name="T15">5814 C110 C210 C310 C410 C510 C610 16D0 15D0 0B10 0C10 12D0 11D0</text:span> <text:span text:style-name="T13">0F03</text:span> <text:span text:style-name="T14">9814 9914 9A14 9B14 5814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4">4C14 4D14 6714 6814</text:span> <text:span text:style-name="T16">2D14</text:span> <text:span text:style-name="T15">D210 D310 D410 D510 D610 06D0 D550 D450 D350</text:span> <text:span text:style-name="T13">0F03</text:span> <text:span text:style-name="T13">0F03</text:span> <text:span text:style-name="T16">2D14</text:span> <text:span text:style-name="T14">A814 A914 AA14 AB14 6814</text:span> <text:span text:style-name="T13">0F03</text:span> <text:span text:style-name="T13">0F03</text:span> <text:span text:style-name="T13">0F03</text:span> <text:span text:style-name="T13">0F03</text:span></text:p>
          </table:table-cell>
        </table:table-row>
      </table:table>
      <text:p text:style-name="P3"/>
      <text:p text:style-name="P3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6">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3">1015 1115 0315 0515 1215 1315 1415 1515 1615 1715 1815 1915 1A15 1B15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3">2015 2115 0415 0615 2215 2315 2415 2515 2615 2715 2815 2915 2A15 2B15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4">3714 3814 3914 3A14 3B14</text:span> <text:span text:style-name="T13">0F03</text:span> <text:span text:style-name="T13">0F03</text:span> <text:span text:style-name="T15">0310 0410 0510 0610 0650 0550 0450 0350 D2D0</text:span> <text:span text:style-name="T13">0F03</text:span> <text:span text:style-name="T13">0F03</text:span> <text:span text:style-name="T14">1A14 1B14 1C14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4">4714 4814 4914 4A14 4B14</text:span> <text:span text:style-name="T16">2D14</text:span> <text:span text:style-name="T15">1210 1310 1410 1510 1610 C6D0 C5D0 0010 0110 0210 C1D0</text:span> <text:span text:style-name="T16">2D14</text:span> <text:span text:style-name="T14">2A14 2B14 2C14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4">E014 E114 E214 E314 E414 E514</text:span> <text:span text:style-name="T13">0F03</text:span> <text:span text:style-name="T13">0F03</text:span> <text:span text:style-name="T15">2110 2210 2310 2410 2510 2610 B6D0 B5D0 B4D0 B3D0 0910 A0D0 B0D0</text:span> <text:span text:style-name="T13">0F03</text:span> <text:span text:style-name="T13">0F03</text:span> <text:span text:style-name="T14">BC14 BD14 D714 D814 5914</text:span> <text:span text:style-name="T13">0F03</text:span> <text:span text:style-name="T13">0F03</text:span> <text:span text:style-name="T13">0F03</text:span> <text:span text:style-name="T13">0F03</text:span> <text:span text:style-name="T14">F014 F114 F214 F314 F414 F514</text:span> <text:span text:style-name="T16">2D14</text:span> <text:span text:style-name="T15">3010 3110 3210 3310 3410 3510 3610 A6D0 A5D0 A4D0 A3D0 A2D0 1010 A0D0</text:span> <text:span text:style-name="T13">0F03</text:span> <text:span text:style-name="T16">2D14</text:span> <text:span text:style-name="T14">CC14 CD14 E714 E814 6914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5">4010 4110 4210 4310 </text:span><text:span text:style-name="T17">FE18 FF18 1C19 1D19 1E19 1F19</text:span><text:span text:style-name="T15"> 93D0 92D0 C010 2150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4">DD14 DE14 DF14 AE14</text:span> <text:span text:style-name="T13">0F03</text:span> <text:span text:style-name="T13">0F03</text:span> <text:span text:style-name="T15">5010 5110 5210 5310 </text:span><text:span text:style-name="T17">0E19 0F19 2C19 2D19 2E19 2F19</text:span><text:span text:style-name="T15"> 83D0 82D0 81D0 80D0</text:span> <text:span text:style-name="T13">0F03</text:span> <text:span text:style-name="T13">0F03</text:span> <text:span text:style-name="T13">0F03</text:span> <text:span text:style-name="T14">9C14 9D14 B714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4">ED14 EE14 EF14 BE14</text:span> <text:span text:style-name="T16">2D14</text:span> <text:span text:style-name="T13">0F03</text:span> <text:span text:style-name="T15">6010 6110 6210 6310 </text:span><text:span text:style-name="T17">2E18 2F18 6E18 6F18 3FD8 3ED8</text:span><text:span text:style-name="T15"> 73D0 72D0 71D0 2010</text:span> <text:span text:style-name="T13">0F03</text:span> <text:span text:style-name="T16">2D14</text:span> <text:span text:style-name="T16">2D14</text:span> <text:span text:style-name="T14">AC14 AD14 C714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5">7010 7110 7210 7310 </text:span><text:span text:style-name="T17">3E18 3F18 7E18 7F18 2FD8 2ED8</text:span><text:span text:style-name="T15"> 63D0 62D0 61D0 80D0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4">B814 B914 BA14</text:span> <text:span text:style-name="T13">0F03</text:span> <text:span text:style-name="T13">0F03</text:span> <text:span text:style-name="T15">8010 8110 8210 8310 </text:span><text:span text:style-name="T17">4E18 4F18 8E18 8F18 1FD8 1ED8</text:span><text:span text:style-name="T15"> 53D0 52D0 51D0 50D0</text:span> <text:span text:style-name="T13">0F03</text:span> <text:span text:style-name="T13">0F03</text:span> <text:span text:style-name="T13">0F03</text:span> <text:span text:style-name="T14">7B14 7C14 7D14 9714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4">C814 C914 CA14</text:span> <text:span text:style-name="T16">2D14</text:span> <text:span text:style-name="T13">0F03</text:span> <text:span text:style-name="T15">9010 9110 9210 9310 </text:span><text:span text:style-name="T17">5E18 5F18 9E18 9F18 0FD8 0ED8</text:span><text:span text:style-name="T15"> 43D0 42D0 D010 D110</text:span> <text:span text:style-name="T13">0F03</text:span> <text:span text:style-name="T16">2D14</text:span> <text:span text:style-name="T16">2D14</text:span> <text:span text:style-name="T14">8B14 8C14 8D14 A714</text:span> <text:span text:style-name="T13">0F03</text:span> <text:span text:style-name="T13">0F03</text:span> <text:span text:style-name="T13">0F03</text:span> <text:span text:style-name="T13">0F03</text:span> <text:span text:style-name="T14">D914 DA14 DB14 DC14 BB14 AF14</text:span> <text:span text:style-name="T13">0F03</text:span> <text:span text:style-name="T15">A010 A110 A210 A310 A410 A510 A610 36D0 35D0 34D0 33D0 32D0 80D0 30D0</text:span> <text:span text:style-name="T13">0F03</text:span> <text:span text:style-name="T13">0F03</text:span> <text:span text:style-name="T14">5A14 5B14 5C14 5D14 7714</text:span> <text:span text:style-name="T13">0F03</text:span> <text:span text:style-name="T13">0F03</text:span> <text:span text:style-name="T13">0F03</text:span> <text:span text:style-name="T13">0F03</text:span> <text:span text:style-name="T14">E914 EA14 EB14 EC14 CB14 BF14</text:span> <text:span text:style-name="T16">2D14</text:span> <text:span text:style-name="T15">B010 B110 B210 B310 B410 B510 B610 26D0 25D0 24D0 23D0 0A10 21D0</text:span> <text:span text:style-name="T13">0F03</text:span> <text:span text:style-name="T16">2D14</text:span> <text:span text:style-name="T16">2D14</text:span> <text:span text:style-name="T14">6A14 6B14 6C14 6D14 8714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4">3C14 3D14 5714 5814</text:span> <text:span text:style-name="T15">C110 C210 C310 C410 C510 C610 16D0 15D0 0B10 0C10 12D0 11D0</text:span> <text:span text:style-name="T13">0F03</text:span> <text:span text:style-name="T14">9814 9914 9A14 9B14 5814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3">0F03</text:span> <text:span text:style-name="T14">4C14 4D14 6714 6814</text:span> <text:span text:style-name="T16">2D14</text:span> <text:span text:style-name="T15">D210 D310 D410 D510 D610 06D0 D550 D450 D350</text:span> <text:span text:style-name="T13">0F03</text:span> <text:span text:style-name="T13">0F03</text:span> <text:span text:style-name="T16">2D14</text:span> <text:span text:style-name="T14">A814 A914 AA14 AB14 6814</text:span> <text:span text:style-name="T13">0F03</text:span> <text:span text:style-name="T13">0F03</text:span> <text:span text:style-name="T13">0F03</text:span> <text:span text:style-name="T13">0F03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2cm" fo:page-height="2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6T22:47:01.196000000</meta:creation-date>
    <dc:date>2025-05-07T00:04:01.987000000</dc:date>
    <meta:editing-duration>PT13M53S</meta:editing-duration>
    <meta:editing-cycles>5</meta:editing-cycles>
    <meta:generator>LibreOffice/24.8.6.2$Windows_X86_64 LibreOffice_project/6d98ba145e9a8a39fc57bcc76981d1fb1316c60c</meta:generator>
    <meta:document-statistic meta:table-count="2" meta:image-count="0" meta:object-count="0" meta:page-count="1" meta:paragraph-count="9" meta:word-count="1125" meta:character-count="5657" meta:non-whitespace-character-count="4516"/>
  </office:meta>
</office:document-meta>
</file>